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Poppins" svg:font-family="Poppins, sans-serif"/>
    <style:font-face style:name="標楷體" svg:font-family="標楷體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style:font-name="Poppins" fo:font-size="9.5pt" fo:letter-spacing="normal" fo:font-style="normal" fo:font-weight="normal" officeooo:rsid="000ae39a" officeooo:paragraph-rsid="000ae39a" style:font-name-asian="Noto Serif CJK SC" style:font-size-asian="9.5pt" style:font-weight-asian="normal" style:font-name-complex="Lohit Devanagari" style:font-size-complex="9.5pt" style:font-weight-complex="normal"/>
    </style:style>
    <style:style style:name="P2" style:family="paragraph" style:parent-style-name="Heading_20_1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style:font-name="Poppins" fo:font-size="9.5pt" fo:letter-spacing="normal" fo:font-style="normal" fo:font-weight="normal" officeooo:rsid="0011f5f5" officeooo:paragraph-rsid="0011f5f5" style:font-name-asian="Noto Serif CJK SC" style:font-size-asian="9.5pt" style:font-weight-asian="normal" style:font-name-complex="Lohit Devanagari" style:font-size-complex="9.5pt" style:font-weight-complex="normal"/>
    </style:style>
    <style:style style:name="P3" style:family="paragraph" style:parent-style-name="Heading_20_2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000000" style:font-name="Helvetica Neue" fo:font-size="15.75pt" fo:letter-spacing="normal" fo:font-style="normal" fo:font-weight="normal" officeooo:rsid="000ae39a" officeooo:paragraph-rsid="000ae39a" style:font-name-asian="Noto Serif CJK SC" style:font-size-asian="9.5pt" style:font-weight-asian="normal" style:font-name-complex="Lohit Devanagari" style:font-size-complex="9.5pt" style:font-weight-complex="normal"/>
    </style:style>
    <style:style style:name="P4" style:family="paragraph" style:parent-style-name="Heading_20_4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000000" style:font-name="Helvetica Neue" fo:font-size="10.5pt" fo:letter-spacing="normal" fo:font-style="normal" fo:font-weight="normal" officeooo:rsid="000ae39a" officeooo:paragraph-rsid="000ae39a" style:font-name-asian="Noto Serif CJK SC" style:font-size-asian="9.5pt" style:font-weight-asian="normal" style:font-name-complex="Lohit Devanagari" style:font-size-complex="9.5pt" style:font-weight-complex="normal"/>
    </style:style>
    <style:style style:name="P5" style:family="paragraph" style:parent-style-name="Text_20_body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style:font-name="Poppins" fo:font-size="9.5pt" fo:letter-spacing="normal" fo:font-style="normal" fo:font-weight="normal" officeooo:rsid="001a16d8" officeooo:paragraph-rsid="001a16d8" style:font-size-asian="9.5pt" style:font-weight-asian="normal" style:font-size-complex="9.5pt" style:font-weight-complex="normal"/>
    </style:style>
    <style:style style:name="P6" style:family="paragraph" style:parent-style-name="Text_20_body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style:font-name="Poppins" fo:font-size="9.5pt" fo:letter-spacing="normal" fo:font-style="normal" fo:font-weight="normal" officeooo:rsid="00212043" officeooo:paragraph-rsid="000ae39a" style:font-size-asian="9.5pt" style:font-weight-asian="normal" style:font-size-complex="9.5pt" style:font-weight-complex="normal"/>
    </style:style>
    <style:style style:name="P7" style:family="paragraph" style:parent-style-name="Text_20_body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style:font-name="Poppins" fo:font-size="9.5pt" fo:letter-spacing="normal" fo:font-style="normal" fo:font-weight="normal" officeooo:rsid="000ae39a" officeooo:paragraph-rsid="000ae39a" style:font-name-asian="Noto Serif CJK SC" style:font-size-asian="9.5pt" style:font-weight-asian="normal" style:font-name-complex="Lohit Devanagari" style:font-size-complex="9.5pt" style:font-weight-complex="normal"/>
    </style:style>
    <style:style style:name="T1" style:family="text">
      <style:text-properties officeooo:rsid="0011f5f5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討論:</text:h>
      <text:h text:style-name="P1" text:outline-level="1">可加入:</text:h>
      <text:h text:style-name="P1" text:outline-level="1">shortest path</text:h>
      <text:h text:style-name="P3" text:outline-level="2"><text:bookmark text:name="4.2-Checking-for-same-community"/>Checking for same community</text:h>
      <text:p text:style-name="P7"/>
      <text:p text:style-name="P7"/>
      <text:h text:style-name="P4" text:outline-level="4"><text:bookmark text:name="2.Triadic-Closure"/>Triadic Closure 是否適合當成一個<text:span text:style-name="T1">feature (pos 預測 miss)</text:span></text:h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Poppins" svg:font-family="Poppins, sans-serif"/>
    <style:font-face style:name="標楷體" svg:font-family="標楷體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標楷體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標楷體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標楷體" style:font-family-asian="標楷體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標楷體" style:font-family-asian="標楷體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name-asian="標楷體" style:font-family-asian="標楷體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標楷體" style:font-family-asian="標楷體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20:53:57.957259299</meta:creation-date>
    <dc:date>2022-05-02T02:04:53.586997624</dc:date>
    <meta:editing-duration>PT2M3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5" meta:word-count="28" meta:character-count="92" meta:non-whitespace-character-count="83"/>
  </office:meta>
</office:document-meta>
</file>